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objectwithoutfill">
      <style:graphic-properties svg:stroke-width="0.02cm" svg:stroke-color="#999999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4" style:family="graphic" style:parent-style-name="standard">
      <style:graphic-properties svg:stroke-width="0.05cm" svg:stroke-color="#cccccc" draw:marker-start-width="0.28cm" draw:marker-end-width="0.28cm" draw:fill="none" draw:fill-color="#ffffff" draw:textarea-horizontal-align="justify" draw:textarea-vertical-align="middle" draw:auto-grow-height="false" fo:min-height="11.7cm" fo:min-width="0cm" fo:padding-top="0.15cm" fo:padding-bottom="0.15cm" fo:padding-left="0.275cm" fo:padding-right="0.275cm" loext:decorative="false"/>
    </style:style>
    <style:style style:name="gr5" style:family="graphic" style:parent-style-name="objectwithoutfill">
      <style:graphic-properties svg:stroke-width="0.05cm" svg:stroke-color="#000000" draw:marker-start="Dimension_20_Lines" draw:marker-start-width="0.3cm" draw:marker-end="Linienspitzen_20_4" draw:marker-end-width="0.3cm" draw:fill="none" draw:textarea-vertical-align="middle" fo:padding-top="0.15cm" fo:padding-bottom="0.15cm" fo:padding-left="0.275cm" fo:padding-right="0.275cm" loext:decorative="false"/>
    </style:style>
    <style:style style:name="gr6" style:family="graphic" style:parent-style-name="objectwithoutfill">
      <style:graphic-properties draw:stroke="dash" draw:stroke-dash="Long_20_Dash" svg:stroke-width="0.02cm" svg:stroke-color="#000000" draw:marker-start="Linienspitzen_20_2" draw:marker-start-width="0.25cm" draw:marker-end="Linienspitzen_20_3" draw:marker-end-width="0.25cm" draw:fill="none" draw:textarea-vertical-align="middle" fo:padding-top="0.135cm" fo:padding-bottom="0.135cm" fo:padding-left="0.26cm" fo:padding-right="0.26cm" loext:decorative="false"/>
    </style:style>
    <style:style style:name="gr7" style:family="graphic" style:parent-style-name="standard">
      <style:graphic-properties svg:stroke-width="0.05cm" svg:stroke-color="#000000" draw:marker-start-width="0.28cm" draw:marker-end-width="0.28cm" draw:fill="solid" draw:fill-color="#dddddd" draw:textarea-horizontal-align="justify" draw:textarea-vertical-align="middle" draw:auto-grow-height="false" fo:min-height="11.7cm" fo:min-width="0cm" fo:padding-top="0.15cm" fo:padding-bottom="0.15cm" fo:padding-left="0.275cm" fo:padding-right="0.275cm" loext:decorative="false"/>
    </style:style>
    <style:style style:name="gr8" style:family="graphic" style:parent-style-name="standard">
      <style:graphic-properties svg:stroke-width="0.05cm" svg:stroke-color="#000000" draw:marker-start-width="0.28cm" draw:marker-end-width="0.28cm" draw:fill-color="#999999" draw:textarea-horizontal-align="justify" draw:textarea-vertical-align="middle" draw:auto-grow-height="false" fo:min-height="0cm" fo:min-width="0cm" fo:padding-top="0.15cm" fo:padding-bottom="0.15cm" fo:padding-left="0.275cm" fo:padding-right="0.275cm" loext:decorative="false"/>
    </style:style>
    <style:style style:name="gr9" style:family="graphic" style:parent-style-name="objectwithoutfill">
      <style:graphic-properties svg:stroke-width="0.03cm" svg:stroke-color="#000000" draw:marker-start-width="0.25cm" draw:marker-end-width="0.25cm" draw:fill="none" draw:textarea-vertical-align="middle" fo:padding-top="0.14cm" fo:padding-bottom="0.14cm" fo:padding-left="0.265cm" fo:padding-right="0.265cm" loext:decorative="false"/>
    </style:style>
    <style:style style:name="gr10" style:family="graphic" style:parent-style-name="standard">
      <style:graphic-properties draw:stroke="none" draw:stroke-dash="Dash_20_Dot_20_1" svg:stroke-width="0cm" draw:stroke-linejoin="none" svg:stroke-linecap="butt" draw:fill="solid" draw:fill-color="#ffffff" draw:textarea-horizontal-align="center" draw:textarea-vertical-align="middle" loext:decorative="false"/>
    </style:style>
    <style:style style:name="gr11" style:family="graphic" style:parent-style-name="standard">
      <style:graphic-properties draw:stroke="none" draw:stroke-dash="Dash_20_Dot_20_1" svg:stroke-width="0cm" draw:stroke-linejoin="none" svg:stroke-linecap="butt" draw:fill="solid" draw:fill-color="#000000" draw:textarea-horizontal-align="center" draw:textarea-vertical-align="middle" loext:decorative="false"/>
    </style:style>
    <style:style style:name="gr12" style:family="graphic" style:parent-style-name="standard">
      <style:graphic-properties svg:stroke-width="0.03cm" svg:stroke-color="#000000" draw:marker-start-width="0.25cm" draw:marker-end-width="0.25cm" draw:fill-color="#999999" draw:textarea-horizontal-align="justify" draw:textarea-vertical-align="middle" draw:auto-grow-height="false" fo:min-height="0.503cm" fo:min-width="0.253cm" fo:padding-top="0.14cm" fo:padding-bottom="0.14cm" fo:padding-left="0.265cm" fo:padding-right="0.265cm" loext:decorative="false"/>
    </style:style>
    <style:style style:name="gr13" style:family="graphic" style:parent-style-name="objectwithoutfill">
      <style:graphic-properties svg:stroke-width="0.05cm" svg:stroke-color="#000000" draw:marker-start="Dimension_20_Lines" draw:marker-start-width="0.3cm" draw:marker-end="Dimension_20_Lines" draw:marker-end-width="0.3cm" draw:fill="none" draw:textarea-vertical-align="middle" fo:padding-top="0.15cm" fo:padding-bottom="0.15cm" fo:padding-left="0.275cm" fo:padding-right="0.275cm" loext:decorative="false"/>
    </style:style>
    <style:style style:name="gr14" style:family="graphic" style:parent-style-name="objectwithoutfill">
      <style:graphic-properties svg:stroke-width="0.02cm" svg:stroke-color="#000000" draw:marker-start-width="0.23cm" draw:marker-end-width="0.23cm" draw:fill="none" draw:textarea-vertical-align="middle" fo:padding-top="0.135cm" fo:padding-bottom="0.135cm" fo:padding-left="0.26cm" fo:padding-right="0.26cm" loext:decorative="false"/>
    </style:style>
    <style:style style:name="gr15" style:family="graphic" style:parent-style-name="standard">
      <style:graphic-properties svg:stroke-width="0.03cm" svg:stroke-color="#999999" draw:marker-start-width="0.25cm" draw:marker-end-width="0.25cm" draw:fill-color="#ffffff" draw:textarea-horizontal-align="justify" draw:textarea-vertical-align="middle" draw:auto-grow-height="false" fo:min-height="0.503cm" fo:min-width="0.253cm" fo:padding-top="0.14cm" fo:padding-bottom="0.14cm" fo:padding-left="0.265cm" fo:padding-right="0.265cm" loext:decorative="false"/>
    </style:style>
    <style:style style:name="gr16" style:family="graphic" style:parent-style-name="objectwithoutfill">
      <style:graphic-properties svg:stroke-width="0.05cm" svg:stroke-color="#000000" draw:marker-start-width="0.28cm" draw:marker-end="Triangle" draw:marker-end-width="0.3cm" draw:fill="none" draw:textarea-vertical-align="middle" fo:padding-top="0.15cm" fo:padding-bottom="0.15cm" fo:padding-left="0.275cm" fo:padding-right="0.275cm" loext:decorative="false"/>
    </style:style>
    <style:style style:name="gr17" style:family="graphic" style:parent-style-name="standard">
      <style:graphic-properties draw:stroke="none" svg:stroke-color="#000000" draw:fill="none" draw:fill-color="#ffffff" fo:min-height="1.255cm" loext:decorative="false"/>
      <style:paragraph-properties style:writing-mode="lr-tb"/>
    </style:style>
    <style:style style:name="gr18" style:family="graphic" style:parent-style-name="objectwithoutfill">
      <style:graphic-properties svg:stroke-color="#000000" draw:fill="none" draw:textarea-vertical-align="middle" loext:decorative="false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in-height="0.628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-color="#999999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g draw:style-name="gr1">
            <draw:g draw:style-name="gr2">
              <draw:line draw:style-name="gr3" draw:text-style-name="P1" draw:layer="layout" svg:x1="3.752cm" svg:y1="6.373cm" svg:x2="3.502cm" svg:y2="6.873cm">
                <text:p/>
              </draw:line>
              <draw:line draw:style-name="gr3" draw:text-style-name="P1" draw:layer="layout" svg:x1="3.761cm" svg:y1="6.373cm" svg:x2="4.011cm" svg:y2="6.873cm">
                <text:p/>
              </draw:line>
              <draw:line draw:style-name="gr3" draw:text-style-name="P1" draw:layer="layout" svg:x1="3.321cm" svg:y1="6.86cm" svg:x2="3.521cm" svg:y2="6.86cm">
                <text:p/>
              </draw:line>
              <draw:line draw:style-name="gr3" draw:text-style-name="P1" draw:layer="layout" svg:x1="9.041cm" svg:y1="6.86cm" svg:x2="9.291cm" svg:y2="6.86cm">
                <text:p/>
              </draw:line>
            </draw:g>
            <draw:g draw:style-name="gr2">
              <draw:line draw:style-name="gr3" draw:text-style-name="P1" draw:layer="layout" svg:x1="4.271cm" svg:y1="6.373cm" svg:x2="4.021cm" svg:y2="6.873cm">
                <text:p/>
              </draw:line>
              <draw:line draw:style-name="gr3" draw:text-style-name="P1" draw:layer="layout" svg:x1="4.279cm" svg:y1="6.373cm" svg:x2="4.529cm" svg:y2="6.873cm">
                <text:p/>
              </draw:line>
            </draw:g>
            <draw:g draw:style-name="gr2">
              <draw:line draw:style-name="gr3" draw:text-style-name="P1" draw:layer="layout" svg:x1="4.771cm" svg:y1="6.373cm" svg:x2="4.521cm" svg:y2="6.873cm">
                <text:p/>
              </draw:line>
              <draw:line draw:style-name="gr3" draw:text-style-name="P1" draw:layer="layout" svg:x1="4.779cm" svg:y1="6.373cm" svg:x2="5.029cm" svg:y2="6.873cm">
                <text:p/>
              </draw:line>
            </draw:g>
            <draw:g draw:style-name="gr2">
              <draw:line draw:style-name="gr3" draw:text-style-name="P1" draw:layer="layout" svg:x1="5.271cm" svg:y1="6.373cm" svg:x2="5.021cm" svg:y2="6.873cm">
                <text:p/>
              </draw:line>
              <draw:line draw:style-name="gr3" draw:text-style-name="P1" draw:layer="layout" svg:x1="5.279cm" svg:y1="6.373cm" svg:x2="5.529cm" svg:y2="6.873cm">
                <text:p/>
              </draw:line>
            </draw:g>
            <draw:g draw:style-name="gr2">
              <draw:line draw:style-name="gr3" draw:text-style-name="P1" draw:layer="layout" svg:x1="5.771cm" svg:y1="6.373cm" svg:x2="5.521cm" svg:y2="6.873cm">
                <text:p/>
              </draw:line>
              <draw:line draw:style-name="gr3" draw:text-style-name="P1" draw:layer="layout" svg:x1="5.779cm" svg:y1="6.373cm" svg:x2="6.029cm" svg:y2="6.873cm">
                <text:p/>
              </draw:line>
            </draw:g>
            <draw:g draw:style-name="gr2">
              <draw:line draw:style-name="gr3" draw:text-style-name="P1" draw:layer="layout" svg:x1="6.271cm" svg:y1="6.373cm" svg:x2="6.021cm" svg:y2="6.873cm">
                <text:p/>
              </draw:line>
              <draw:line draw:style-name="gr3" draw:text-style-name="P1" draw:layer="layout" svg:x1="6.279cm" svg:y1="6.373cm" svg:x2="6.529cm" svg:y2="6.873cm">
                <text:p/>
              </draw:line>
            </draw:g>
            <draw:g draw:style-name="gr2">
              <draw:line draw:style-name="gr3" draw:text-style-name="P1" draw:layer="layout" svg:x1="6.771cm" svg:y1="6.373cm" svg:x2="6.521cm" svg:y2="6.873cm">
                <text:p/>
              </draw:line>
              <draw:line draw:style-name="gr3" draw:text-style-name="P1" draw:layer="layout" svg:x1="6.779cm" svg:y1="6.373cm" svg:x2="7.029cm" svg:y2="6.873cm">
                <text:p/>
              </draw:line>
            </draw:g>
            <draw:g draw:style-name="gr2">
              <draw:line draw:style-name="gr3" draw:text-style-name="P1" draw:layer="layout" svg:x1="7.271cm" svg:y1="6.373cm" svg:x2="7.021cm" svg:y2="6.873cm">
                <text:p/>
              </draw:line>
              <draw:line draw:style-name="gr3" draw:text-style-name="P1" draw:layer="layout" svg:x1="7.279cm" svg:y1="6.373cm" svg:x2="7.529cm" svg:y2="6.873cm">
                <text:p/>
              </draw:line>
            </draw:g>
            <draw:g draw:style-name="gr2">
              <draw:line draw:style-name="gr3" draw:text-style-name="P1" draw:layer="layout" svg:x1="7.771cm" svg:y1="6.373cm" svg:x2="7.521cm" svg:y2="6.873cm">
                <text:p/>
              </draw:line>
              <draw:line draw:style-name="gr3" draw:text-style-name="P1" draw:layer="layout" svg:x1="7.779cm" svg:y1="6.373cm" svg:x2="8.029cm" svg:y2="6.873cm">
                <text:p/>
              </draw:line>
            </draw:g>
            <draw:g draw:style-name="gr2">
              <draw:line draw:style-name="gr3" draw:text-style-name="P1" draw:layer="layout" svg:x1="8.271cm" svg:y1="6.373cm" svg:x2="8.021cm" svg:y2="6.873cm">
                <text:p/>
              </draw:line>
              <draw:line draw:style-name="gr3" draw:text-style-name="P1" draw:layer="layout" svg:x1="8.279cm" svg:y1="6.373cm" svg:x2="8.529cm" svg:y2="6.873cm">
                <text:p/>
              </draw:line>
            </draw:g>
            <draw:g draw:style-name="gr2">
              <draw:line draw:style-name="gr3" draw:text-style-name="P1" draw:layer="layout" svg:x1="8.771cm" svg:y1="6.373cm" svg:x2="8.521cm" svg:y2="6.873cm">
                <text:p/>
              </draw:line>
              <draw:line draw:style-name="gr3" draw:text-style-name="P1" draw:layer="layout" svg:x1="8.779cm" svg:y1="6.373cm" svg:x2="9.029cm" svg:y2="6.873cm">
                <text:p/>
              </draw:line>
            </draw:g>
          </draw:g>
        </draw:g>
        <draw:g draw:style-name="gr1">
          <draw:g draw:style-name="gr1">
            <draw:custom-shape draw:style-name="gr4" draw:text-style-name="P2" draw:layer="layout" svg:width="0.5cm" svg:height="12cm" draw:transform="rotate (-0.261799387799149) translate (4.195cm 1.678cm)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5" draw:text-style-name="P1" draw:layer="layout" svg:x1="5.55cm" svg:y1="10.15cm" svg:x2="5.55cm" svg:y2="11.05cm">
          <text:p/>
        </draw:line>
        <draw:path draw:style-name="gr6" draw:text-style-name="P1" draw:layer="layout" svg:width="7.986cm" svg:height="7.566cm" draw:transform="skewX (-6.16404390468304E-017) rotate (-0.758345559991536) translate (7.0525665285837cm 8.4580483132058cm)" svg:viewBox="0 0 7987 7567" svg:d="M0 7565c3534 96 8072-4203 7986-7565">
          <text:p/>
        </draw:path>
        <draw:line draw:style-name="gr5" draw:text-style-name="P1" draw:layer="layout" svg:x1="5.55cm" svg:y1="9.847cm" svg:x2="5.55cm" svg:y2="8.947cm">
          <text:p/>
        </draw:line>
        <draw:g draw:style-name="gr1">
          <draw:custom-shape draw:style-name="gr7" draw:text-style-name="P3" draw:layer="layout" svg:width="0.5cm" svg:height="12cm" svg:x="4.21cm" svg:y="1.5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0.5cm" svg:height="0.5cm" svg:x="4.21cm" svg:y="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 draw:style-name="gr2">
            <draw:line draw:style-name="gr9" draw:text-style-name="P1" draw:layer="layout" svg:x1="4.28cm" svg:y1="7.4cm" svg:x2="4.63cm" svg:y2="7.75cm">
              <text:p/>
            </draw:line>
            <draw:line draw:style-name="gr9" draw:text-style-name="P1" draw:layer="layout" svg:x1="4.63cm" svg:y1="7.4cm" svg:x2="4.28cm" svg:y2="7.75cm">
              <text:p/>
            </draw:line>
          </draw:g>
        </draw:g>
        <draw:g draw:style-name="gr1">
          <svg:title>TexMaths</svg:title>
          <svg:desc>16§latex§$\ell$§svg§600§FALSE§</svg:desc>
          <draw:g draw:style-name="gr2">
            <draw:path draw:style-name="gr10" draw:text-style-name="P5" draw:layer="layout" svg:width="0.163cm" svg:height="0.342cm" svg:x="12.224cm" svg:y="4.352cm" svg:viewBox="0 0 164 343" svg:d="M81 343c-27 0-54 0-81 0 0-114 0-229 0-343 55 0 109 0 164 0 0 114 0 229 0 343-28 0-56 0-83 0z">
              <text:p/>
            </draw:path>
            <draw:path draw:style-name="gr11" draw:text-style-name="P6" draw:layer="layout" svg:width="0.213cm" svg:height="0.399cm" svg:x="12.202cm" svg:y="4.323cm" svg:viewBox="0 0 214 400" svg:d="M3 338c-1 2-3 3-3 6 0 2 3 7 6 7 4 0 5-2 21-18 3-3 14-14 19-19 6 45 22 86 62 86 22 0 41-13 54-21 8-6 33-28 33-33 0-2-1-6-6-6-2 0-3 0-8 4-35 35-56 43-71 43-26 0-34-28-34-71 0-4 0-29 2-32 1-2 1-3 12-15 45-44 124-138 124-226 0-10 0-43-33-43-46 0-86 92-92 105-27 61-43 126-43 193-14 13-29 27-43 40zM81 260c2-7 25-129 57-195 14-30 27-52 45-52 19 0 19 19 19 28 0 93-94 192-121 219z">
              <text:p/>
            </draw:path>
          </draw:g>
        </draw:g>
        <draw:custom-shape draw:style-name="gr12" draw:text-style-name="P4" draw:layer="layout" svg:width="1.107cm" svg:height="1.107cm" draw:transform="rotate (0.0877900613753148) translate (3.86cm 9.5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g draw:style-name="gr1">
            <draw:custom-shape draw:style-name="gr4" draw:text-style-name="P2" draw:layer="layout" svg:width="0.5cm" svg:height="12cm" draw:transform="rotate (-0.261799387799149) translate (10.658cm 1.678cm)">
              <text:p/>
              <draw:enhanced-geometry svg:viewBox="0 0 21600 21600" draw:type="rectangle" draw:enhanced-path="M 0 0 L 21600 0 21600 21600 0 21600 0 0 Z N"/>
            </draw:custom-shape>
          </draw:g>
        </draw:g>
        <draw:line draw:style-name="gr5" draw:text-style-name="P1" draw:layer="layout" svg:x1="12.013cm" svg:y1="10.15cm" svg:x2="12.013cm" svg:y2="11.05cm">
          <text:p/>
        </draw:line>
        <draw:line draw:style-name="gr5" draw:text-style-name="P1" draw:layer="layout" svg:x1="12.013cm" svg:y1="9.847cm" svg:x2="12.013cm" svg:y2="8.947cm">
          <text:p/>
        </draw:line>
        <draw:g draw:style-name="gr1">
          <draw:custom-shape draw:style-name="gr7" draw:text-style-name="P3" draw:layer="layout" svg:width="0.5cm" svg:height="12cm" svg:x="10.673cm" svg:y="1.55cm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4" draw:layer="layout" svg:width="0.5cm" svg:height="0.5cm" svg:x="10.673cm" svg:y="1cm">
            <text:p/>
            <draw:enhanced-geometry svg:viewBox="0 0 21600 21600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g draw:style-name="gr2">
            <draw:line draw:style-name="gr9" draw:text-style-name="P1" draw:layer="layout" svg:x1="10.743cm" svg:y1="7.4cm" svg:x2="11.093cm" svg:y2="7.75cm">
              <text:p/>
            </draw:line>
            <draw:line draw:style-name="gr9" draw:text-style-name="P1" draw:layer="layout" svg:x1="11.093cm" svg:y1="7.4cm" svg:x2="10.743cm" svg:y2="7.75cm">
              <text:p/>
            </draw:line>
          </draw:g>
          <draw:g draw:style-name="gr2">
            <draw:line draw:style-name="gr9" draw:text-style-name="P1" draw:layer="layout" svg:x1="10.743cm" svg:y1="9cm" svg:x2="11.093cm" svg:y2="9.35cm">
              <text:p/>
            </draw:line>
            <draw:line draw:style-name="gr9" draw:text-style-name="P1" draw:layer="layout" svg:x1="11.093cm" svg:y1="9cm" svg:x2="10.743cm" svg:y2="9.35cm">
              <text:p/>
            </draw:line>
          </draw:g>
        </draw:g>
        <draw:line draw:style-name="gr13" draw:text-style-name="P1" draw:layer="layout" svg:x1="11.813cm" svg:y1="7.62cm" svg:x2="11.813cm" svg:y2="1.62cm">
          <text:p/>
        </draw:line>
        <draw:custom-shape draw:style-name="gr12" draw:text-style-name="P4" draw:layer="layout" svg:width="1.107cm" svg:height="1.107cm" draw:transform="rotate (0.0877900613753148) translate (10.323cm 9.5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draw:g draw:style-name="gr1">
            <draw:g draw:style-name="gr2">
              <draw:line draw:style-name="gr14" draw:text-style-name="P1" draw:layer="layout" svg:x1="5.152cm" svg:y1="7.073cm" svg:x2="4.902cm" svg:y2="7.573cm">
                <text:p/>
              </draw:line>
              <draw:line draw:style-name="gr14" draw:text-style-name="P1" draw:layer="layout" svg:x1="5.161cm" svg:y1="7.073cm" svg:x2="5.411cm" svg:y2="7.573cm">
                <text:p/>
              </draw:line>
              <draw:line draw:style-name="gr14" draw:text-style-name="P1" draw:layer="layout" svg:x1="4.721cm" svg:y1="7.56cm" svg:x2="4.921cm" svg:y2="7.56cm">
                <text:p/>
              </draw:line>
              <draw:line draw:style-name="gr14" draw:text-style-name="P1" draw:layer="layout" svg:x1="10.441cm" svg:y1="7.56cm" svg:x2="10.691cm" svg:y2="7.56cm">
                <text:p/>
              </draw:line>
            </draw:g>
            <draw:g draw:style-name="gr2">
              <draw:line draw:style-name="gr14" draw:text-style-name="P1" draw:layer="layout" svg:x1="5.671cm" svg:y1="7.073cm" svg:x2="5.421cm" svg:y2="7.573cm">
                <text:p/>
              </draw:line>
              <draw:line draw:style-name="gr14" draw:text-style-name="P1" draw:layer="layout" svg:x1="5.679cm" svg:y1="7.073cm" svg:x2="5.929cm" svg:y2="7.573cm">
                <text:p/>
              </draw:line>
            </draw:g>
            <draw:g draw:style-name="gr2">
              <draw:line draw:style-name="gr14" draw:text-style-name="P1" draw:layer="layout" svg:x1="6.171cm" svg:y1="7.073cm" svg:x2="5.921cm" svg:y2="7.573cm">
                <text:p/>
              </draw:line>
              <draw:line draw:style-name="gr14" draw:text-style-name="P1" draw:layer="layout" svg:x1="6.179cm" svg:y1="7.073cm" svg:x2="6.429cm" svg:y2="7.573cm">
                <text:p/>
              </draw:line>
            </draw:g>
            <draw:g draw:style-name="gr2">
              <draw:line draw:style-name="gr14" draw:text-style-name="P1" draw:layer="layout" svg:x1="6.671cm" svg:y1="7.073cm" svg:x2="6.421cm" svg:y2="7.573cm">
                <text:p/>
              </draw:line>
              <draw:line draw:style-name="gr14" draw:text-style-name="P1" draw:layer="layout" svg:x1="6.679cm" svg:y1="7.073cm" svg:x2="6.929cm" svg:y2="7.573cm">
                <text:p/>
              </draw:line>
            </draw:g>
            <draw:g draw:style-name="gr2">
              <draw:line draw:style-name="gr14" draw:text-style-name="P1" draw:layer="layout" svg:x1="7.171cm" svg:y1="7.073cm" svg:x2="6.921cm" svg:y2="7.573cm">
                <text:p/>
              </draw:line>
              <draw:line draw:style-name="gr14" draw:text-style-name="P1" draw:layer="layout" svg:x1="7.179cm" svg:y1="7.073cm" svg:x2="7.429cm" svg:y2="7.573cm">
                <text:p/>
              </draw:line>
            </draw:g>
            <draw:g draw:style-name="gr2">
              <draw:line draw:style-name="gr14" draw:text-style-name="P1" draw:layer="layout" svg:x1="7.671cm" svg:y1="7.073cm" svg:x2="7.421cm" svg:y2="7.573cm">
                <text:p/>
              </draw:line>
              <draw:line draw:style-name="gr14" draw:text-style-name="P1" draw:layer="layout" svg:x1="7.679cm" svg:y1="7.073cm" svg:x2="7.929cm" svg:y2="7.573cm">
                <text:p/>
              </draw:line>
            </draw:g>
            <draw:g draw:style-name="gr2">
              <draw:line draw:style-name="gr14" draw:text-style-name="P1" draw:layer="layout" svg:x1="8.171cm" svg:y1="7.073cm" svg:x2="7.921cm" svg:y2="7.573cm">
                <text:p/>
              </draw:line>
              <draw:line draw:style-name="gr14" draw:text-style-name="P1" draw:layer="layout" svg:x1="8.179cm" svg:y1="7.073cm" svg:x2="8.429cm" svg:y2="7.573cm">
                <text:p/>
              </draw:line>
            </draw:g>
            <draw:g draw:style-name="gr2">
              <draw:line draw:style-name="gr14" draw:text-style-name="P1" draw:layer="layout" svg:x1="8.671cm" svg:y1="7.073cm" svg:x2="8.421cm" svg:y2="7.573cm">
                <text:p/>
              </draw:line>
              <draw:line draw:style-name="gr14" draw:text-style-name="P1" draw:layer="layout" svg:x1="8.679cm" svg:y1="7.073cm" svg:x2="8.929cm" svg:y2="7.573cm">
                <text:p/>
              </draw:line>
            </draw:g>
            <draw:g draw:style-name="gr2">
              <draw:line draw:style-name="gr14" draw:text-style-name="P1" draw:layer="layout" svg:x1="9.171cm" svg:y1="7.073cm" svg:x2="8.921cm" svg:y2="7.573cm">
                <text:p/>
              </draw:line>
              <draw:line draw:style-name="gr14" draw:text-style-name="P1" draw:layer="layout" svg:x1="9.179cm" svg:y1="7.073cm" svg:x2="9.429cm" svg:y2="7.573cm">
                <text:p/>
              </draw:line>
            </draw:g>
            <draw:g draw:style-name="gr2">
              <draw:line draw:style-name="gr14" draw:text-style-name="P1" draw:layer="layout" svg:x1="9.671cm" svg:y1="7.073cm" svg:x2="9.421cm" svg:y2="7.573cm">
                <text:p/>
              </draw:line>
              <draw:line draw:style-name="gr14" draw:text-style-name="P1" draw:layer="layout" svg:x1="9.679cm" svg:y1="7.073cm" svg:x2="9.929cm" svg:y2="7.573cm">
                <text:p/>
              </draw:line>
            </draw:g>
            <draw:g draw:style-name="gr2">
              <draw:line draw:style-name="gr14" draw:text-style-name="P1" draw:layer="layout" svg:x1="10.171cm" svg:y1="7.073cm" svg:x2="9.921cm" svg:y2="7.573cm">
                <text:p/>
              </draw:line>
              <draw:line draw:style-name="gr14" draw:text-style-name="P1" draw:layer="layout" svg:x1="10.179cm" svg:y1="7.073cm" svg:x2="10.429cm" svg:y2="7.573cm">
                <text:p/>
              </draw:line>
            </draw:g>
          </draw:g>
        </draw:g>
        <draw:custom-shape draw:style-name="gr15" draw:text-style-name="P7" draw:layer="layout" svg:width="1.107cm" svg:height="1.107cm" draw:transform="rotate (0.0877900613753148) translate (1.76cm 9.1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7" draw:layer="layout" svg:width="1.107cm" svg:height="1.107cm" draw:transform="rotate (0.0877900613753148) translate (8.16cm 9.1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1">
          <svg:title>TexMaths</svg:title>
          <svg:desc>16§latex§$s$§svg§600§FALSE§</svg:desc>
          <draw:g draw:style-name="gr2">
            <draw:path draw:style-name="gr10" draw:text-style-name="P5" draw:layer="layout" svg:width="0.176cm" svg:height="0.193cm" svg:x="13.429cm" svg:y="4.353cm" svg:viewBox="0 0 177 194" svg:d="M0 0c59 0 118 0 177 0 0 65 0 129 0 194-59 0-118 0-177 0 0-65 0-129 0-194z">
              <text:p/>
            </draw:path>
            <draw:path draw:style-name="gr11" draw:text-style-name="P6" draw:layer="layout" svg:width="0.204cm" svg:height="0.25cm" svg:x="13.429cm" svg:y="4.324cm" svg:viewBox="0 0 205 251" svg:d="M189 38c-16 0-27 13-27 24 0 8 5 17 18 17 12 0 25-9 25-31 0-26-24-48-67-48-73 0-93 57-93 81 0 43 41 51 57 54 28 6 59 13 59 43 0 14-13 60-80 60-8 0-51 0-64-28 21 3 35-15 35-30 0-13-9-20-20-20-15 0-32 12-32 37 0 32 32 54 80 54 90 0 112-67 112-92 0-19-11-33-17-40-16-16-32-19-56-24-20-4-43-8-43-33 0-16 15-49 62-49 15 0 43 3 51 25z">
              <text:p/>
            </draw:path>
          </draw:g>
        </draw:g>
        <draw:line draw:style-name="gr13" draw:text-style-name="P1" draw:layer="layout" svg:x1="13.039cm" svg:y1="9.22cm" svg:x2="13.039cm" svg:y2="1.62cm">
          <text:p/>
        </draw:line>
        <draw:line draw:style-name="gr16" draw:text-style-name="P1" draw:layer="layout" svg:x1="11.076cm" svg:y1="9.181cm" svg:x2="14.976cm" svg:y2="9.181cm">
          <text:p/>
        </draw:line>
        <draw:frame draw:style-name="gr17" draw:text-style-name="P8" draw:layer="layout" svg:width="4.062cm" svg:height="1.505cm" svg:x="14.926cm" svg:y="8.801cm">
          <draw:text-box>
            <text:p><text:span text:style-name="T1">Höhe des Schwerpunkts</text:span></text:p>
          </draw:text-box>
        </draw:frame>
        <draw:line draw:style-name="gr16" draw:text-style-name="P1" draw:layer="layout" svg:x1="11.064cm" svg:y1="7.582cm" svg:x2="14.964cm" svg:y2="7.582cm">
          <text:p/>
        </draw:line>
        <draw:frame draw:style-name="gr17" draw:text-style-name="P8" draw:layer="layout" svg:width="4.062cm" svg:height="1.505cm" svg:x="14.914cm" svg:y="7.202cm">
          <draw:text-box>
            <text:p><text:span text:style-name="T1">Höhe der Kopplung</text:span></text:p>
          </draw:text-box>
        </draw:frame>
        <draw:path draw:style-name="gr18" draw:text-style-name="P1" draw:layer="layout" svg:width="1.452cm" svg:height="0.54cm" draw:transform="rotate (-0.463733982254894) translate (2.70009070012271cm 9.74990499725434cm)" svg:viewBox="0 0 1453 541" svg:d="M0 447c380 202 1163 90 1453-447">
          <text:p/>
        </draw:path>
        <draw:g draw:style-name="gr1">
          <svg:title>TexMaths</svg:title>
          <svg:desc>16§latex§$\varphi$§svg§600§FALSE§</svg:desc>
          <draw:g draw:style-name="gr2">
            <draw:path draw:style-name="gr10" draw:text-style-name="P5" draw:layer="layout" svg:width="0.287cm" svg:height="0.31cm" svg:x="3.303cm" svg:y="8.653cm" svg:viewBox="0 0 288 311" svg:d="M0 0c96 0 192 0 288 0 0 104 0 207 0 311-96 0-192 0-288 0 0-104 0-207 0-311z">
              <text:p/>
            </draw:path>
            <draw:path draw:style-name="gr11" draw:text-style-name="P6" draw:layer="layout" svg:width="0.316cm" svg:height="0.367cm" svg:x="3.303cm" svg:y="8.624cm" svg:viewBox="0 0 317 368" svg:d="M67 341c-3 8-3 8-3 11 0 13 11 16 16 16 3 0 14-2 20-14 2-5 5-23 20-102 4 0 9 1 19 1 92 0 178-87 178-177 0-43-22-76-64-76-81 0-114 108-148 217-60-11-91-42-91-83 0-15 13-77 47-115 4-5 4-6 4-8 0-1-1-5-8-5-14 0-57 82-57 134 0 53 37 94 96 107-10 31-20 63-29 94zM143 220c-4 0-6 0-9 0-8 0-8 0-8-3 4-20 9-51 11-59 18-72 61-126 112-126 38 0 52 30 52 57 0 64-72 131-158 131z">
              <text:p/>
            </draw:path>
          </draw:g>
        </draw:g>
        <draw:g draw:style-name="gr1">
          <svg:title>TexMaths</svg:title>
          <svg:desc>16§latex§$\Theta$§svg§600§FALSE§</svg:desc>
          <draw:g draw:style-name="gr2">
            <draw:path draw:style-name="gr10" draw:text-style-name="P5" draw:layer="layout" svg:width="0.344cm" svg:height="0.349cm" svg:x="5.005cm" svg:y="1.754cm" svg:viewBox="0 0 345 350" svg:d="M0 0c115 0 230 0 345 0 0 117 0 234 0 350-115 0-230 0-345 0 0-116 0-233 0-350z">
              <text:p/>
            </draw:path>
            <draw:path draw:style-name="gr11" draw:text-style-name="P6" draw:layer="layout" svg:width="0.37cm" svg:height="0.407cm" svg:x="5.008cm" svg:y="1.725cm" svg:viewBox="0 0 371 408" svg:d="M371 205c0-114-85-205-186-205-100 0-185 90-185 205s85 203 185 203c101 0 186-90 186-203zM185 395c-56 0-132-48-132-190 0-144 78-192 132-192 56 0 131 51 131 192 0 144-78 190-131 190zM284 163c-4 0-9 0-14 0 0 7 0 13 0 19-57 0-114 0-171 0 0-6 0-12 0-19-5 0-9 0-14 0 0 27 0 55 0 82 5 0 9 0 14 0 0-7 0-13 0-19 57 0 114 0 171 0 0 6 0 12 0 19 5 0 10 0 14 0 0-27 0-55 0-82z">
              <text:p/>
            </draw:path>
          </draw:g>
        </draw:g>
        <draw:g draw:style-name="gr1">
          <svg:title>TexMaths</svg:title>
          <svg:desc>16§latex§$D=k\,\ell^{2}$§svg§600§FALSE§</svg:desc>
          <draw:g draw:style-name="gr2">
            <draw:path draw:style-name="gr10" draw:text-style-name="P5" draw:layer="layout" svg:width="1.984cm" svg:height="0.411cm" svg:x="5.237cm" svg:y="7.856cm" svg:viewBox="0 0 1985 412" svg:d="M0 0c662 0 1324 0 1985 0 0 137 0 274 0 412-661 0-1323 0-1985 0 0-138 0-275 0-412z">
              <text:p/>
            </draw:path>
            <draw:path draw:style-name="gr11" draw:text-style-name="P6" draw:layer="layout" svg:width="0.427cm" svg:height="0.38cm" svg:x="5.208cm" svg:y="7.908cm" svg:viewBox="0 0 428 381" svg:d="M67 337c-6 22-6 27-51 27-10 0-16 0-16 11 0 6 5 6 16 6 62 0 124 0 185 0 117 0 227-118 227-241 0-78-46-140-131-140-63 0-125 0-188 0-11 0-18 0-18 10 0 8 5 8 16 8 8 0 18 0 26 0 8 1 11 3 11 9 0 2 0 3-2 10-25 100-50 200-75 300zM189 38c4-19 6-20 30-20 20 0 39 0 59 0 56 0 102 28 102 102 0 27-11 119-59 180-16 21-60 64-129 64-21 0-43 0-64 0-8 0-10 0-13 0-5-2-6-2-6-7 0-1 0-3 3-12 25-103 51-205 77-307z">
              <text:p/>
            </draw:path>
            <draw:path draw:style-name="gr11" draw:text-style-name="P6" draw:layer="layout" svg:width="0.371cm" svg:height="0.13cm" svg:x="5.854cm" svg:y="8.084cm" svg:viewBox="0 0 372 131" svg:d="M353 22c10 0 19 0 19-11s-9-11-17-11c-113 0-225 0-337 0-8 0-18 0-18 11s10 11 19 11c112 0 223 0 334 0zM355 131c8 0 17 0 17-11 0-12-9-12-19-12-111 0-222 0-334 0-9 0-19 0-19 12 0 11 10 11 18 11 112 0 224 0 337 0z">
              <text:p/>
            </draw:path>
            <draw:path draw:style-name="gr11" draw:text-style-name="P6" draw:layer="layout" svg:width="0.253cm" svg:height="0.393cm" svg:x="6.445cm" svg:y="7.902cm" svg:viewBox="0 0 254 394" svg:d="M131 6c0-1 0-6-8-6-13 0-54 5-69 5-3 1-9 1-9 11 0 8 5 8 13 8 27 0 28 3 28 8 0 4-1 7-1 11-27 107-55 215-82 322-3 8-3 10-3 13 0 13 11 16 16 16 8 0 16-6 19-13 3-5 29-108 32-121 19 2 66 10 66 46 0 5 0 7-2 13s-3 13-3 19c0 34 22 56 53 56 16 0 32-10 43-30 14-24 14-38 21-56 0-6-5-6-7-6-6 0-6 3-8 11-11 40-24 68-49 68-10 0-18-6-18-27 0-8 3-22 5-30 1-10 1-11 1-18 0-36-35-52-83-59 18-9 35-27 50-41 25-29 53-53 80-53 3 0 3 0 5 0 6 2 8 2 11 5 1 0 1 2 3 2-27 1-32 23-32 30 0 9 6 19 21 19 14 0 30-11 30-34 0-15-13-35-37-35-16 0-41 5-83 50-19 21-40 43-62 51 20-78 39-156 59-235z">
              <text:p/>
            </draw:path>
            <draw:path draw:style-name="gr11" draw:text-style-name="P6" draw:layer="layout" svg:width="0.216cm" svg:height="0.399cm" svg:x="6.824cm" svg:y="7.896cm" svg:viewBox="0 0 217 400" svg:d="M3 338c-1 2-3 3-3 7 0 1 3 6 8 6 2 0 3-2 19-18 5-3 16-14 21-19 5 45 22 86 62 86 23 0 43-12 55-20 8-7 33-27 33-34 0-1-1-6-6-6-2 0-2 0-7 5-36 35-57 43-73 43-26 0-35-29-35-72 0-3 1-29 3-32 2-2 2-3 13-14 44-45 124-139 124-227 0-9 0-43-32-43-48 0-89 93-94 105-27 61-45 126-45 193-14 14-28 27-43 40zM83 260c2-6 26-129 58-195 14-30 27-52 44-52 20 0 20 19 20 28 0 93-95 192-122 219z">
              <text:p/>
            </draw:path>
            <draw:path draw:style-name="gr11" draw:text-style-name="P6" draw:layer="layout" svg:width="0.173cm" svg:height="0.259cm" svg:x="7.077cm" svg:y="7.827cm" svg:viewBox="0 0 174 260" svg:d="M174 188c-4 0-8 0-13 0-1 10-6 32-11 35-3 4-33 4-38 4-24 0-48 0-72 0 40-37 54-48 78-66 29-24 56-48 56-84 0-48-41-77-92-77-48 0-82 34-82 70 0 19 18 23 21 23 9 0 21-8 21-21 0-8-2-21-23-21 11-29 39-37 58-37 38 0 59 31 59 63 0 33-24 60-37 75-31 30-63 61-94 92-5 3-5 5-5 16 54 0 109 0 163 0 4-24 8-48 11-72z">
              <text:p/>
            </draw:path>
          </draw:g>
        </draw:g>
        <draw:line draw:style-name="gr13" draw:text-style-name="P1" draw:layer="layout" svg:x1="9.439cm" svg:y1="9.52cm" svg:x2="9.439cm" svg:y2="1.62cm">
          <text:p/>
        </draw:line>
        <draw:g draw:style-name="gr1">
          <svg:title>TexMaths</svg:title>
          <svg:desc>16§latex§$L_{z}$§svg§600§FALSE§</svg:desc>
          <draw:g draw:style-name="gr2">
            <draw:path draw:style-name="gr10" draw:text-style-name="P5" draw:layer="layout" svg:width="0.526cm" svg:height="0.411cm" svg:x="8.636cm" svg:y="4.355cm" svg:viewBox="0 0 527 412" svg:d="M0 0c176 0 351 0 527 0 0 137 0 274 0 412-176 0-351 0-527 0 0-138 0-275 0-412z">
              <text:p/>
            </draw:path>
            <draw:path draw:style-name="gr11" draw:text-style-name="P6" draw:layer="layout" svg:width="0.336cm" svg:height="0.38cm" svg:x="8.63cm" svg:y="4.326cm" svg:viewBox="0 0 337 381" svg:d="M187 43c5-19 6-25 59-25 17 0 21 0 21-12 0-6-5-6-8-6-19 0-64 2-83 2-18 0-58-2-75-2-4 0-10 0-10 11 0 7 5 7 16 7 7 0 11 0 21 1 9 0 14 2 14 8 0 3 0 5-1 11-25 100-51 200-76 300-6 21-6 26-51 26-9 0-14 0-14 11 0 6 5 6 14 6 87 0 173 0 259 0 14 0 14 0 18-9 15-40 29-80 44-120 2-6 1-5 2-8 0-3-2-6-6-6-5 0-7 3-10 11-19 51-43 115-141 115-17 0-35 0-52 0-8 0-8 0-13 0s-6-2-6-7c0-1 0-1 3-12 25-101 50-201 75-302z">
              <text:p/>
            </draw:path>
            <draw:path draw:style-name="gr11" draw:text-style-name="P6" draw:layer="layout" svg:width="0.179cm" svg:height="0.175cm" svg:x="9.012cm" svg:y="4.619cm" svg:viewBox="0 0 180 176" svg:d="M42 137c11-9 17-17 51-44 8-7 38-31 49-40 24-24 38-46 38-50s-4-3-6-3c-3 0-5 0-6 3-13 18-21 24-31 24-4 0-11 0-22-11-13-14-22-16-30-16-32 0-53 34-53 45 0 3 3 5 6 5 5 0 5-2 7-5 6-15 28-15 35-15 8 0 19 2 24 4 22 4 24 4 35 4-11 10-18 18-56 47-30 25-40 35-48 43-24 22-35 40-35 43 0 5 5 5 6 5 5 0 5 0 8-4 10-16 23-24 36-24 4 0 11 0 20 10 13 11 21 18 34 18 41 0 67-48 67-61 0-5-3-5-7-5s-4 2-6 7c-8 19-30 28-49 28-10 0-20-1-29-5-19-3-21-3-29-3-3 0-6 0-9 0z">
              <text:p/>
            </draw:path>
          </draw:g>
        </draw:g>
        <draw:frame draw:style-name="gr19" draw:text-style-name="P8" draw:layer="layout" svg:width="1.25cm" svg:height="0.878cm" svg:x="3cm" svg:y="1.5cm">
          <draw:text-box>
            <text:p><text:span text:style-name="T1">P1</text:span></text:p>
          </draw:text-box>
        </draw:frame>
        <draw:frame draw:style-name="gr19" draw:text-style-name="P8" draw:layer="layout" svg:width="1.25cm" svg:height="0.878cm" svg:x="9.45cm" svg:y="1.5cm">
          <draw:text-box>
            <text:p><text:span text:style-name="T1">P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Dimension_20_Lines" draw:display-name="Dimension Lines" svg:viewBox="0 0 836 110" svg:d="M0 0h278 278 280v36 36 38h-278-278-280v-36-36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Triangle" svg:viewBox="0 0 1013 1130" svg:d="M1009 1050l-449-1008-22-30-29-12-34 12-21 26-449 1012-5 13v8l5 21 12 21 17 13 21 4h903l21-4 21-13 9-21 4-21v-8z"/>
    <draw:stroke-dash draw:name="Dash_20_Dot_20_1" draw:display-name="Dash Dot 1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0cm" fo:page-height="1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10-15T09:41:58.290608920</dc:date>
    <meta:editing-duration>P2DT15H46M11S</meta:editing-duration>
    <meta:editing-cycles>50</meta:editing-cycles>
    <meta:generator>LibreOffice/24.2.6.2$Linux_X86_64 LibreOffice_project/420$Build-2</meta:generator>
    <meta:document-statistic meta:object-count="143"/>
  </office:meta>
</office:document-meta>
</file>